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4F0000004F0B3A73DBEA25A761.png" manifest:media-type="image/png"/>
  <manifest:file-entry manifest:full-path="Pictures/10000C1A0000082A0000082A2C28AD034C1A89D1.svg" manifest:media-type="image/svg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" svg:font-family="Mono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Ubuntu" fo:font-size="66pt" officeooo:rsid="001fafed" officeooo:paragraph-rsid="001fafed" style:font-size-asian="66pt" style:font-size-complex="66pt"/>
    </style:style>
    <style:style style:name="P2" style:family="paragraph">
      <style:paragraph-properties fo:text-align="center"/>
      <style:text-properties fo:font-size="70pt" style:font-size-asian="70pt" style:font-size-complex="70pt"/>
    </style:style>
    <style:style style:name="P3" style:family="paragraph">
      <loext:graphic-properties draw:fill="none" draw:fill-color="#ffffff"/>
      <style:paragraph-properties fo:text-align="center"/>
      <style:text-properties fo:font-size="70pt" style:font-size-asian="70pt" style:font-size-complex="70pt"/>
    </style:style>
    <style:style style:name="P4" style:family="paragraph">
      <style:text-properties fo:font-size="63pt" style:font-size-asian="63pt" style:font-size-complex="63pt"/>
    </style:style>
    <style:style style:name="P5" style:family="paragraph">
      <loext:graphic-properties draw:fill="none" draw:fill-color="#ffffff"/>
      <style:text-properties fo:font-size="63pt" style:font-size-asian="63pt" style:font-size-complex="63pt"/>
    </style:style>
    <style:style style:name="T1" style:family="text">
      <style:text-properties fo:font-size="70pt" style:font-size-asian="70pt" style:font-size-complex="70pt"/>
    </style:style>
    <style:style style:name="T2" style:family="text">
      <style:text-properties fo:font-size="63pt" style:font-size-asian="63pt" style:font-size-complex="63pt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2492in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2.2382in" style:run-through="foreground" style:wrap="run-through" style:number-wrapped-paragraphs="no-limit" style:vertical-pos="from-top" style:vertical-rel="paragraph" style:horizontal-pos="center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text:anchor-type="paragraph" draw:z-index="0" draw:name="Shape1" draw:style-name="gr1" draw:text-style-name="P3" svg:width="10.778in" svg:height="1.2496in" svg:x="0.1811in" svg:y="0.6756in"><draw:text-box><text:p text:style-name="P2"><text:span text:style-name="T1">Machine Intelligence Lab</text:span></text:p></draw:text-box></draw:frame><draw:frame draw:style-name="fr1" draw:name="Image1" text:anchor-type="paragraph" svg:y="1.9252in" svg:width="3.4909in" svg:height="3.4909in" draw:z-index="2"><draw:image xlink:href="Pictures/10000C1A0000082A0000082A2C28AD034C1A89D1.svg" xlink:type="simple" xlink:show="embed" xlink:actuate="onLoad" loext:mime-type="image/svg+xml"/><draw:image xlink:href="Pictures/100002010000004F0000004F0B3A73DBEA25A761.png" xlink:type="simple" xlink:show="embed" xlink:actuate="onLoad"/></draw:frame><draw:frame text:anchor-type="paragraph" draw:z-index="1" draw:name="Shape2" draw:style-name="gr2" draw:text-style-name="P5" svg:width="10.5106in" svg:height="2.2386in" svg:x="0.2445in" svg:y="5.9098in"><draw:text-box><text:p text:style-name="P4"><text:span text:style-name="T2">Software Development Room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" svg:font-family="Mono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8T16:40:08.283407610</meta:creation-date>
    <dc:date>2019-12-08T16:49:49.613557593</dc:date>
    <meta:editing-duration>PT9M42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